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IP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for each=&quot;seq,line in enumerate(get_gip(o.move_ids))&quot;" xlink:type="simple">for</text:a>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<text:a xlink:href="python://line['gip']" xlink:type="simple">gip</text:a></text:p>
          </table:table-cell>
          <table:table-cell office:value-type="string" calcext:value-type="string">
            <text:p><text:a xlink:href="python://line['product']" xlink:type="simple">product</text:a></text:p>
          </table:table-cell>
          <table:table-cell office:value-type="string" calcext:value-type="string">
            <text:p><text:a xlink:href="python://line['net_qty']" xlink:type="simple">net_qty</text:a></text:p>
          </table:table-cell>
          <table:table-cell office:value-type="string" calcext:value-type="string">
            <text:p><text:a xlink:href="python://line['basis_qty']" xlink:type="simple">basis_qty</text:a></text:p>
          </table:table-cell>
          <table:table-cell office:value-type="string" calcext:value-type="string">
            <text:p><text:a xlink:href="python://line['date']" xlink:type="simple">date</text:a>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python://sum_gip_net_qty()" xlink:type="simple">sum_gip_net_qty</text:a></text:p>
          </table:table-cell>
          <table:table-cell office:value-type="string" calcext:value-type="string">
            <text:p><text:a xlink:href="python://sum_gip_basis_qty()" xlink:type="simple">sum_gip_basis_qty</text:a></text:p>
          </table:table-cell>
          <table:table-cell/>
        </table:table-row>
      </table:table>
      <table:table table:name="Sheet2" table:style-name="ta1">
        <table:table-column table:style-name="co5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RN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for each=&quot;seq,line in enumerate(get_grn(o.move_ids))&quot;" xlink:type="simple">for</text:a>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<text:a xlink:href="python://line['gip']" xlink:type="simple">gip</text:a></text:p>
          </table:table-cell>
          <table:table-cell office:value-type="string" calcext:value-type="string">
            <text:p><text:a xlink:href="python://line['product']" xlink:type="simple">product</text:a></text:p>
          </table:table-cell>
          <table:table-cell office:value-type="string" calcext:value-type="string">
            <text:p><text:a xlink:href="python://line['net_qty']" xlink:type="simple">net_qty</text:a></text:p>
          </table:table-cell>
          <table:table-cell office:value-type="string" calcext:value-type="string">
            <text:p><text:a xlink:href="python://line['basis_qty']" xlink:type="simple">basis_qty</text:a></text:p>
          </table:table-cell>
          <table:table-cell office:value-type="string" calcext:value-type="string">
            <text:p><text:a xlink:href="python://line['date']" xlink:type="simple">date</text:a>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python://sum_grn_net_qty()" xlink:type="simple">sum_grn_net_qty</text:a></text:p>
          </table:table-cell>
          <table:table-cell office:value-type="string" calcext:value-type="string">
            <text:p><text:a xlink:href="python://sum_grn_basis_qty()" xlink:type="simple">sum_grn_basis_qty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3:12:47.995602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2:12:10.081131344</meta:creation-date>
    <dc:date>2017-03-30T23:35:47.090172994</dc:date>
    <meta:editing-duration>PT28M7S</meta:editing-duration>
    <meta:editing-cycles>32</meta:editing-cycles>
    <meta:generator>LibreOffice/4.2.8.2$Linux_X86_64 LibreOffice_project/420m0$Build-2</meta:generator>
    <meta:document-statistic meta:table-count="2" meta:cell-count="28" meta:object-count="0"/>
  </office:meta>
</office:document-meta>
</file>